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266d" officeooo:paragraph-rsid="0005266d"/>
    </style:style>
    <style:style style:name="P2" style:family="paragraph" style:parent-style-name="Standard">
      <style:text-properties officeooo:rsid="0005f81c" officeooo:paragraph-rsid="0005f81c"/>
    </style:style>
    <style:style style:name="P3" style:family="paragraph" style:parent-style-name="Standard">
      <style:text-properties fo:font-weight="bold" officeooo:rsid="0005f81c" officeooo:paragraph-rsid="0005f81c" style:font-weight-asian="bold" style:font-weight-complex="bold"/>
    </style:style>
    <style:style style:name="P4" style:family="paragraph" style:parent-style-name="Standard">
      <style:text-properties fo:font-weight="bold" officeooo:rsid="0005266d" officeooo:paragraph-rsid="0005266d" style:font-weight-asian="bold" style:font-weight-complex="bold"/>
    </style:style>
    <style:style style:name="P5" style:family="paragraph" style:parent-style-name="Standard">
      <style:text-properties fo:font-weight="normal" officeooo:rsid="0005f81c" officeooo:paragraph-rsid="0005f81c" style:font-weight-asian="normal" style:font-weight-complex="normal"/>
    </style:style>
    <style:style style:name="P6" style:family="paragraph" style:parent-style-name="Standard">
      <style:text-properties fo:font-weight="normal" officeooo:rsid="00096e9b" officeooo:paragraph-rsid="00096e9b" style:font-weight-asian="normal" style:font-weight-complex="normal"/>
    </style:style>
    <style:style style:name="P7" style:family="paragraph" style:parent-style-name="Standard">
      <style:text-properties fo:font-weight="normal" officeooo:rsid="00096e9b" officeooo:paragraph-rsid="00096e9b" style:font-weight-asian="normal" style:font-weight-complex="normal"/>
    </style:style>
    <style:style style:name="P8" style:family="paragraph" style:parent-style-name="Standard">
      <style:text-properties fo:font-weight="normal" officeooo:rsid="000a1248" officeooo:paragraph-rsid="000a1248" style:font-weight-asian="normal" style:font-weight-complex="normal"/>
    </style:style>
    <style:style style:name="P9" style:family="paragraph" style:parent-style-name="Standard">
      <style:text-properties style:text-underline-style="none" fo:font-weight="normal" officeooo:rsid="000a1248" officeooo:paragraph-rsid="000a1248" style:font-weight-asian="normal" style:font-weight-complex="normal"/>
    </style:style>
    <style:style style:name="P10" style:family="paragraph" style:parent-style-name="Standard">
      <style:text-properties style:text-underline-style="none" fo:font-weight="normal" officeooo:rsid="000bcfe4" officeooo:paragraph-rsid="000bcfe4" style:font-weight-asian="normal" style:font-weight-complex="normal"/>
    </style:style>
    <style:style style:name="T1" style:family="text">
      <style:text-properties officeooo:rsid="00096e9b"/>
    </style:style>
    <style:style style:name="T2" style:family="text">
      <style:text-properties style:text-underline-style="solid" style:text-underline-width="auto" style:text-underline-color="font-color"/>
    </style:style>
    <style:style style:name="T3"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ensores Definição:</text:p>
      <text:p text:style-name="P1">Um sensor é um dispositivo capaz de detectar/captar ou estimulos externos e responder em consequencia. Estes aparelhos podem transformar as grandezas fisicas ou quimicas em grandezas eletricas.</text:p>
      <text:p text:style-name="P1"/>
      <text:p text:style-name="P4">Sensor Infravermelho Ativo:</text:p>
      <text:p text:style-name="P1">Esse tipo de sensor tem o mesmo principio de funcinamento dos sensores opticos do tipo barreira, porẽm utilizados em outro tipo de aplicação (alarmes – sistems de controle de intrusão).</text:p>
      <text:p text:style-name="P1"/>
      <text:p text:style-name="P1">Constituido por transmissor e receptor, possui suporte ajustavel para facil alinhamento do feixe.</text:p>
      <text:p text:style-name="P1">Utilizado em aplicações de segurança, como: alarmes, proteção perimetral, iluminação automatica, porta de garagem e outras.</text:p>
      <text:p text:style-name="P1"/>
      <text:p text:style-name="P4">Infravermelho Passivo:</text:p>
      <text:p text:style-name="P2">Trata-se apenas de um receptor de infravermelho com ajuste de sensibilidade. É utilizado principalmente para alarmes de intrusão, pois detecta o calor humano a uma distância razoável (15 a <text:s/>25m). O elemento sensitivo desse tipo de sensor é pirotérmico integrado.</text:p>
      <text:p text:style-name="P2"/>
      <text:p text:style-name="P3">Janela de Luz:</text:p>
      <text:p text:style-name="P5">Finciona da mesma forma que um sensor de infravermelho ativo. A diferença é que ela monitora uma região bem maior que os sensosres IVA. Esses dispositivos são tulizados principalmente em sistemas de segurança de maquinas de industrias metalúrgicas em que os operarios podem sofrer graves ferimentos <text:span text:style-name="T1">em função da movimentação das maquinas, como prensas ou esteiras transportadoras. Alem disso podem ser usados para a identificação de pessoas em elevadores (sistemas antifechamendo nas portas) ou em controle de acesso a estacionamentos.</text:span></text:p>
      <text:p text:style-name="P5"/>
      <text:p text:style-name="P6">Esses dispositivos pode possuir desde quatro até vinte feixes de luz entre os elementos sensores. A atribuição é definida pelo comprimento da região monitorada.</text:p>
      <text:p text:style-name="P6"/>
      <text:p text:style-name="P6">Barreira Ultra-Sônica</text:p>
      <text:p text:style-name="P6"/>
      <text:p text:style-name="P8">Sinais ultra-sônicos são ondas de som audiveis, porem com frequência muito mais altas.</text:p>
      <text:p text:style-name="P8">Os trandutores u,tra-sônicos têm cristais de piezelétricos que ressoam a uma frequência desejada e convertem energia elétrica em energia acústicas e vice-versa. As ondassonoras são transmitidas e refletidas na forma de um cone de um objeto para o transdutor.</text:p>
      <text:p text:style-name="P8">Um sinal de saida do transdutor é produzido para executar algum tipo de indicação ou controlar uma função.</text:p>
      <text:p text:style-name="P8"/>
      <text:p text:style-name="P8">Exige-se uma distância mínima do sensor para prover um atraso no tempo de forma que os “Ecos” podem ser interpretados. Variáveis que podem efetuar uma operação de um sensor ultra-sônico incluem: ângulo de superfice do objeto, rugosidade da superfice, mudanças na temperatura ou umidade do ambiente. Os objetos podem ter qualquer tipo de forma refletiva, até mesmo podem ser redondos</text:p>
      <text:p text:style-name="P8"/>
      <text:p text:style-name="P8">Formula:</text:p>
      <text:p text:style-name="P8"/>
      <text:p text:style-name="P8">DA = 0,04826 x d x(<text:span text:style-name="T2">9</text:span><text:span text:style-name="T3"> º C +32)</text:span></text:p>
      <text:p text:style-name="P9"><text:tab/><text:tab/> <text:s text:c="8"/>5</text:p>
      <text:p text:style-name="P9"/>
      <text:p text:style-name="P9"/>
      <text:p text:style-name="P9"/>
      <text:p text:style-name="P9"/>
      <text:p text:style-name="P9"><text:soft-page-break/>Sendo</text:p>
      <text:p text:style-name="P9">DA = É a distancia aparente do objeto até o transdutor</text:p>
      <text:p text:style-name="P9">d = É a distância do transdutor até o objeto em milimetros</text:p>
      <text:p text:style-name="P9">ºC= É o valor da temperatura do ambiente</text:p>
      <text:p text:style-name="P9"/>
      <text:p text:style-name="P9">Os sensores de ulta-som tem muitas vantagens na utilização em relação aos sistemas fotoelétricos. Primeiramente eles não podem ser percebidos, o que não ocorre nos sistemas com luz que, se for visível pode ser facilmente detectada pelo intruso.</text:p>
      <text:p text:style-name="P9"/>
      <text:p text:style-name="P9">A segunda vantagem está no fato de que eles refletem em muitos objetos e na reflexão não formam nenhum padrão visível, o que não ocorre com a luz. Uma parede é um excelente refletor para os sinais e desta forma possibilita sua utilização como o elemento do próprio sistema de alarmer.</text:p>
      <text:p text:style-name="P9"/>
      <text:p text:style-name="P9">A distância maxima que um transmissor pode ser colocado do receptor é da ordem de 15cm, mas isso varia sensivelmente em função das condições dos locais a srem protegidos.</text:p>
      <text:p text:style-name="P9"/>
      <text:p text:style-name="P10">Aplicações:</text:p>
      <text:p text:style-name="P10"/>
      <text:p text:style-name="P10">Os sensores ultra-sônicos podem ser para os mais deversos fins, incluindo:</text:p>
      <text:p text:style-name="P10">A – Medidas de diâmetro de rolos</text:p>
      <text:p text:style-name="P10">B – Detecção de quebra de fios</text:p>
      <text:p text:style-name="P10">C – Presença de pessoas</text:p>
      <text:p text:style-name="P10">D – Medição de densid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21:57:01.099622212</meta:creation-date>
    <dc:date>2018-09-25T21:25:49.943839970</dc:date>
    <meta:editing-duration>PT14M52S</meta:editing-duration>
    <meta:editing-cycles>3</meta:editing-cycles>
    <meta:generator>LibreOffice/6.0.3.2$Linux_X86_64 LibreOffice_project/00m0$Build-2</meta:generator>
    <meta:document-statistic meta:table-count="0" meta:image-count="0" meta:object-count="0" meta:page-count="2" meta:paragraph-count="32" meta:word-count="564" meta:character-count="3588" meta:non-whitespace-character-count="3039"/>
  </office:meta>
</office:document-meta>
</file>